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17.788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4.83cm" fo:min-width="4.58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4.83cm" fo:min-width="4.58cm"/>
    </style:style>
    <style:style style:name="gr4" style:family="graphic" style:parent-style-name="standard">
      <style:graphic-properties draw:fill-color="#00ae00" draw:textarea-horizontal-align="justify" draw:textarea-vertical-align="middle" draw:auto-grow-height="false" fo:min-height="4.83cm" fo:min-width="4.5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4.83cm" fo:min-width="12.073cm"/>
    </style:style>
    <style:style style:name="gr6" style:family="graphic" style:parent-style-name="standard">
      <style:graphic-properties draw:fill-color="#996633" draw:textarea-horizontal-align="justify" draw:textarea-vertical-align="middle" draw:auto-grow-height="false" fo:min-height="4.83cm" fo:min-width="4.58cm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 fo:min-height="4.83cm" fo:min-width="4.58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4.83cm" fo:min-width="4.58cm"/>
    </style:style>
    <style:style style:name="gr9" style:family="graphic" style:parent-style-name="standard">
      <style:graphic-properties draw:fill-color="#9966cc" draw:textarea-horizontal-align="justify" draw:textarea-vertical-align="middle" draw:auto-grow-height="false" fo:min-height="4.83cm" fo:min-width="4.5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83cm" fo:min-width="12.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00ae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996633"/>
      <style:paragraph-properties fo:text-align="center"/>
    </style:style>
    <style:style style:name="P7" style:family="paragraph">
      <loext:graphic-properties draw:fill-color="#ff9966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9966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0.889cm" svg:x="1.889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08cm" svg:x="1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08cm" svg:x="8.366cm" svg:y="15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5.08cm" svg:x="1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573cm" svg:height="5.08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5.08cm" svg:x="15.478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5.08cm" svg:x="8.366cm" svg:y="8.2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08cm" svg:height="5.08cm" svg:x="15.478cm" svg:y="8.2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5.08cm" svg:x="15.51cm" svg:y="15.2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.7cm" svg:height="5.08cm" svg:x="4.81cm" svg:y="21.5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6-11T20:44:06.986592932</meta:creation-date>
    <dc:date>2020-12-10T13:27:51.059334913</dc:date>
    <meta:editing-duration>PT18M15S</meta:editing-duration>
    <meta:editing-cycles>5</meta:editing-cycles>
    <meta:generator>LibreOffice/7.0.3.1$MacOSX_X86_64 LibreOffice_project/d7547858d014d4cf69878db179d326fc3483e082</meta:generator>
    <meta:document-statistic meta:object-count="10"/>
  </office:meta>
</office:document-meta>
</file>